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text:span></text:p>
          </table:table-cell>
          <table:table-cell table:style-name="Table1.A1" office:value-type="string">
            <text:p text:style-name="P9"><text:span text:style-name="T5">Sprint No.</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March 21,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confirm_email.text.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1"><text:span text:style-name="T3">No comments for email message</text:span></text:p>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7"><text:span text:style-name="T3">No comments for email message</text:span></text:p>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7"><text:span text:style-name="T3">No comments for email message</text:span></text:p>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7"><text:span text:style-name="T3">No comments for email message</text:span></text:p>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7"><text:span text:style-name="T3">No comments for email message</text:span></text:p>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7"><text:span text:style-name="T3">No comments for email message</text:span></text:p>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7"><text:span text:style-name="T3">No comments for email message</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indentions</text:span></text:p>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7"><text:span text:style-name="T3">No comments for email message</text:span></text:p>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block comments</text:span></text:p>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9010397911781307468"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50613404306111" text:continue-numbering="true" text:style-name="WWNum1">
        <text:list-item>
          <text:p text:style-name="P17"/>
        </text:list-item>
        <text:list-item>
          <text:p text:style-name="P17"/>
        </text:list-item>
      </text:list>
      <text:p text:style-name="P6"/>
      <text:p text:style-name="P6"/>
      <text:p text:style-name="P6"/>
      <text:p text:style-name="P6"/>
      <text:list xml:id="list50613472608408"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3" meta:word-count="442" meta:character-count="2662" meta:non-whitespace-character-count="2288"/>
    <meta:generator>LibreOfficeDev/5.1.0.3$Linux_X86_64 LibreOffice_project/</meta:generator>
  </office:meta>
</office:document-meta>
</file>